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b8cc" officeooo:paragraph-rsid="0004c92c"/>
    </style:style>
    <style:style style:name="P2" style:family="paragraph" style:parent-style-name="Standard">
      <style:text-properties officeooo:rsid="00527a7e" officeooo:paragraph-rsid="0004c92c"/>
    </style:style>
    <style:style style:name="P3" style:family="paragraph" style:parent-style-name="Standard">
      <style:text-properties officeooo:rsid="00524daf" officeooo:paragraph-rsid="0004c92c"/>
    </style:style>
    <style:style style:name="P4" style:family="paragraph" style:parent-style-name="Standard">
      <style:text-properties officeooo:rsid="00298fff" officeooo:paragraph-rsid="0004c92c"/>
    </style:style>
    <style:style style:name="P5" style:family="paragraph" style:parent-style-name="Standard">
      <style:text-properties officeooo:rsid="003c6a26" officeooo:paragraph-rsid="0004c92c"/>
    </style:style>
    <style:style style:name="P6" style:family="paragraph" style:parent-style-name="Standard">
      <style:text-properties officeooo:rsid="002dc7c8" officeooo:paragraph-rsid="0004c92c"/>
    </style:style>
    <style:style style:name="P7" style:family="paragraph" style:parent-style-name="Standard">
      <style:text-properties officeooo:rsid="0033fa1e" officeooo:paragraph-rsid="0004c92c"/>
    </style:style>
    <style:style style:name="P8" style:family="paragraph" style:parent-style-name="Standard">
      <style:text-properties officeooo:rsid="0004c92c" officeooo:paragraph-rsid="0004c92c"/>
    </style:style>
    <style:style style:name="P9" style:family="paragraph" style:parent-style-name="Standard">
      <style:text-properties officeooo:rsid="0007a390" officeooo:paragraph-rsid="0007a390"/>
    </style:style>
    <style:style style:name="P10" style:family="paragraph" style:parent-style-name="Standard">
      <style:text-properties officeooo:paragraph-rsid="0011258b"/>
    </style:style>
    <style:style style:name="T1" style:family="text">
      <style:text-properties officeooo:rsid="00547590"/>
    </style:style>
    <style:style style:name="T2" style:family="text">
      <style:text-properties officeooo:rsid="00532b39"/>
    </style:style>
    <style:style style:name="T3" style:family="text">
      <style:text-properties officeooo:rsid="00068170"/>
    </style:style>
    <style:style style:name="T4" style:family="text">
      <style:text-properties officeooo:rsid="0007a390"/>
    </style:style>
    <style:style style:name="T5" style:family="text">
      <style:text-properties officeooo:rsid="00082edc"/>
    </style:style>
    <style:style style:name="T6" style:family="text">
      <style:text-properties officeooo:rsid="000b9264"/>
    </style:style>
    <style:style style:name="T7" style:family="text">
      <style:text-properties fo:font-style="italic" style:font-style-asian="italic"/>
    </style:style>
    <style:style style:name="T8" style:family="text">
      <style:text-properties fo:font-variant="normal" fo:text-transform="none"/>
    </style:style>
    <style:style style:name="T9" style:family="text">
      <style:text-properties fo:font-variant="normal" fo:text-transform="none" style:text-position="0% 100%"/>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style:text-underline-style="none" fo:font-weight="normal" officeooo:rsid="0004c92c"/>
    </style:style>
    <style:style style:name="T13" style:family="text">
      <style:text-properties fo:font-variant="normal" fo:text-transform="none" style:text-position="0% 100%" style:text-underline-style="none" fo:font-weight="normal" officeooo:rsid="00068170"/>
    </style:style>
    <style:style style:name="T14" style:family="text">
      <style:text-properties fo:font-variant="normal" fo:text-transform="none" style:text-position="0% 100%" style:text-underline-style="none" fo:font-weight="normal" officeooo:rsid="0007a390"/>
    </style:style>
    <style:style style:name="T15" style:family="text">
      <style:text-properties fo:font-variant="normal" fo:text-transform="none" style:text-position="0% 100%" fo:font-style="italic" style:text-underline-style="none" fo:font-weight="normal" style:font-style-asian="italic"/>
    </style:style>
    <style:style style:name="T16" style:family="text">
      <style:text-properties fo:font-variant="normal" fo:text-transform="none" style:text-position="0% 100%" fo:font-style="italic" style:text-underline-style="none" style:font-style-asian="italic"/>
    </style:style>
    <style:style style:name="T17" style:family="text">
      <style:text-properties fo:font-variant="normal" fo:text-transform="none" style:text-position="0% 100%" fo:font-style="italic" style:font-style-asian="italic"/>
    </style:style>
    <style:style style:name="T18" style:family="text">
      <style:text-properties fo:font-variant="normal" fo:text-transform="none" style:text-position="0% 100%" fo:font-style="normal"/>
    </style:style>
    <style:style style:name="T19" style:family="text">
      <style:text-properties fo:font-variant="normal" fo:text-transform="none" style:text-position="0% 100%" fo:font-style="normal" style:text-underline-style="none"/>
    </style:style>
    <style:style style:name="T20" style:family="text">
      <style:text-properties fo:font-variant="normal" fo:text-transform="none" style:text-position="0% 100%" fo:font-style="normal" style:text-underline-style="none" fo:font-weight="normal"/>
    </style:style>
    <style:style style:name="T21" style:family="text">
      <style:text-properties fo:font-variant="normal" fo:text-transform="none" style:text-position="0% 100%" fo:font-style="normal" style:text-underline-style="none" fo:font-weight="normal" officeooo:rsid="0004c92c"/>
    </style:style>
    <style:style style:name="T22" style:family="text">
      <style:text-properties fo:font-variant="normal" fo:text-transform="none" style:text-position="0% 100%" fo:font-style="normal" style:text-underline-style="none" fo:font-weight="normal" officeooo:rsid="00068170"/>
    </style:style>
    <style:style style:name="T23" style:family="text">
      <style:text-properties fo:font-variant="normal" fo:text-transform="none" style:text-position="0% 100%" fo:font-style="normal" style:text-underline-style="none" fo:font-weight="normal" officeooo:rsid="0007a390"/>
    </style:style>
    <style:style style:name="T24" style:family="text">
      <style:text-properties fo:font-variant="normal" fo:text-transform="none" style:text-position="super 58%"/>
    </style:style>
    <style:style style:name="T25" style:family="text">
      <style:text-properties fo:font-variant="normal" fo:text-transform="none" style:text-position="super 58%" fo:font-style="normal"/>
    </style:style>
    <style:style style:name="T26" style:family="text">
      <style:text-properties fo:font-variant="normal" fo:text-transform="none" style:text-position="super 58%" fo:font-style="normal" style:text-underline-style="none"/>
    </style:style>
    <style:style style:name="T27" style:family="text">
      <style:text-properties fo:font-variant="normal" fo:text-transform="none" style:text-position="super 58%" fo:font-style="normal" style:text-underline-style="none" fo:font-weight="normal"/>
    </style:style>
    <style:style style:name="T28" style:family="text">
      <style:text-properties fo:font-variant="normal" fo:text-transform="none" style:text-position="super 58%" fo:font-style="normal" style:text-underline-style="none" fo:font-weight="normal" officeooo:rsid="0004c92c"/>
    </style:style>
    <style:style style:name="T29" style:family="text">
      <style:text-properties fo:font-variant="normal" fo:text-transform="none" style:text-position="super 58%" fo:font-style="normal" style:text-underline-style="none" fo:font-weight="normal" officeooo:rsid="00068170"/>
    </style:style>
    <style:style style:name="T30" style:family="text">
      <style:text-properties fo:font-variant="normal" fo:text-transform="none" style:text-position="super 58%" fo:font-style="normal" style:text-underline-style="none" fo:font-weight="normal" officeooo:rsid="0007a390"/>
    </style:style>
    <style:style style:name="T31" style:family="text">
      <style:text-properties fo:font-variant="normal" fo:text-transform="none" fo:font-style="italic" style:font-style-asian="italic"/>
    </style:style>
    <style:style style:name="T32" style:family="text">
      <style:text-properties officeooo:rsid="000bc566"/>
    </style:style>
    <style:style style:name="T33" style:family="text">
      <style:text-properties officeooo:rsid="0004c92c"/>
    </style:style>
    <style:style style:name="T34" style:family="text">
      <style:text-properties style:font-style-asian="italic"/>
    </style:style>
    <style:style style:name="T35" style:family="text">
      <style:text-properties officeooo:rsid="000d448f"/>
    </style:style>
    <style:style style:name="T36" style:family="text">
      <style:text-properties style:text-position="super 58%"/>
    </style:style>
    <style:style style:name="T37" style:family="text">
      <style:text-properties officeooo:rsid="000f2643"/>
    </style:style>
    <style:style style:name="T38" style:family="text">
      <style:text-properties officeooo:rsid="000fe788"/>
    </style:style>
    <style:style style:name="T39" style:family="text">
      <style:text-properties fo:font-weight="bold" style:font-weight-asian="bold"/>
    </style:style>
    <style:style style:name="T40" style:family="text">
      <style:text-properties style:font-weight-asian="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Итак, планирование лета. Бакалавриат закончился, магистратура еще не наступила, стажировка тоже подошла к концу. Время полностью принадлежит мне, и я весьма намерен использовать его с максимальной пользой для себя.</text:p>
      <text:p text:style-name="Standard"><text:span text:style-name="T33">Я многое хочу прочитать, изучить, развить навыки. Сейчас я выделяю три основные ступени, по которым я примерно буду идти летом: обучение обучению, восполнение белых пятен, исследование неизведанного. Распишу подробнее о каждой ступени.</text:span></text:p>
      <text:p text:style-name="P10">Я часто замечаю, что материал, который я читаю, быстро забывается. Я ставлю для себя в большом приоритете разобраться, как создавать прочные знания, как быть креативным, как манипулировать идеями, перекладывая их из контекста в контекст<text:reference-mark-start text:name="ZOTERO_ITEM CSL_CITATION {&quot;citationID&quot;:&quot;rcBixPZk&quot;,&quot;properties&quot;:{&quot;formattedCitation&quot;:&quot;[1]&quot;,&quot;plainCitation&quot;:&quot;[1]&quot;,&quot;noteIndex&quot;:0},&quot;citationItems&quot;:[{&quot;id&quot;:175,&quot;uris&quot;:[&quot;http://zotero.org/users/6606028/items/3LQG9NVX&quot;],&quot;uri&quot;:[&quot;http://zotero.org/users/6606028/items/3LQG9NVX&quot;],&quot;itemData&quot;:{&quot;id&quot;:175,&quot;type&quot;:&quot;webpage&quot;,&quot;title&quot;:&quot;The Zettelkasten Method&quot;,&quot;URL&quot;:&quot;https://www.greaterwrong.com/posts/NfdHG6oHBJ8Qxc26s/the-zettelkasten-method-1&quot;,&quot;author&quot;:[{&quot;family&quot;:&quot;Demski&quot;,&quot;given&quot;:&quot;Abram&quot;}],&quot;accessed&quot;:{&quot;date-parts&quot;:[[&quot;2020&quot;,5,30]]}}}],&quot;schema&quot;:&quot;https://github.com/citation-style-language/schema/raw/master/csl-citation.json&quot;} RNDOGh7nt0fsa"/>[1]<text:reference-mark-end text:name="ZOTERO_ITEM CSL_CITATION {&quot;citationID&quot;:&quot;rcBixPZk&quot;,&quot;properties&quot;:{&quot;formattedCitation&quot;:&quot;[1]&quot;,&quot;plainCitation&quot;:&quot;[1]&quot;,&quot;noteIndex&quot;:0},&quot;citationItems&quot;:[{&quot;id&quot;:175,&quot;uris&quot;:[&quot;http://zotero.org/users/6606028/items/3LQG9NVX&quot;],&quot;uri&quot;:[&quot;http://zotero.org/users/6606028/items/3LQG9NVX&quot;],&quot;itemData&quot;:{&quot;id&quot;:175,&quot;type&quot;:&quot;webpage&quot;,&quot;title&quot;:&quot;The Zettelkasten Method&quot;,&quot;URL&quot;:&quot;https://www.greaterwrong.com/posts/NfdHG6oHBJ8Qxc26s/the-zettelkasten-method-1&quot;,&quot;author&quot;:[{&quot;family&quot;:&quot;Demski&quot;,&quot;given&quot;:&quot;Abram&quot;}],&quot;accessed&quot;:{&quot;date-parts&quot;:[[&quot;2020&quot;,5,30]]}}}],&quot;schema&quot;:&quot;https://github.com/citation-style-language/schema/raw/master/csl-citation.json&quot;} RNDOGh7nt0fsa"/> и находя связи между ними, как читать не пассивно, а осуществляя при этом интеллектуаль<text:span text:style-name="T6">н</text:span>ые усилия. Я делаю большую ставку на написание текстов и заметок<text:reference-mark-start text:name="ZOTERO_ITEM CSL_CITATION {&quot;citationID&quot;:&quot;1FNchi1l&quot;,&quot;properties&quot;:{&quot;formattedCitation&quot;:&quot;[2]&quot;,&quot;plainCitation&quot;:&quot;[2]&quot;,&quot;noteIndex&quot;:0},&quot;citationItems&quot;:[{&quot;id&quot;:110,&quot;uris&quot;:[&quot;http://zotero.org/users/6606028/items/6IP5J27R&quot;],&quot;uri&quot;:[&quot;http://zotero.org/users/6606028/items/6IP5J27R&quot;],&quot;itemData&quot;:{&quot;id&quot;:110,&quot;type&quot;:&quot;webpage&quot;,&quot;abstract&quot;:&quot;Тезис этого поста: мышление происходит не в мозгу человека, не в мозгу команды, а в мозгах+экзокортексах, и происходит оно обычно при письме: -- ты свои мысли пишешь, и это и есть \&quot;думаешь\&quot;: мышление происходит по мере формулирования и уточнения отчуждённой от тебя мысли, думать чисто \&quot;внутри…&quot;,&quot;language&quot;:&quot;en-us&quot;,&quot;note&quot;:&quot;source: ailev.livejournal.com&quot;,&quot;title&quot;:&quot;Мышление письмом/моделированием&quot;,&quot;URL&quot;:&quot;https://ailev.livejournal.com/1513051.html&quot;,&quot;author&quot;:[{&quot;family&quot;:&quot;Levenchuk&quot;,&quot;given&quot;:&quot;Anatoly&quot;}],&quot;accessed&quot;:{&quot;date-parts&quot;:[[&quot;2020&quot;,5,15]]}}}],&quot;schema&quot;:&quot;https://github.com/citation-style-language/schema/raw/master/csl-citation.json&quot;} RNDocIVYGw1C9"/>[2]<text:reference-mark-end text:name="ZOTERO_ITEM CSL_CITATION {&quot;citationID&quot;:&quot;1FNchi1l&quot;,&quot;properties&quot;:{&quot;formattedCitation&quot;:&quot;[2]&quot;,&quot;plainCitation&quot;:&quot;[2]&quot;,&quot;noteIndex&quot;:0},&quot;citationItems&quot;:[{&quot;id&quot;:110,&quot;uris&quot;:[&quot;http://zotero.org/users/6606028/items/6IP5J27R&quot;],&quot;uri&quot;:[&quot;http://zotero.org/users/6606028/items/6IP5J27R&quot;],&quot;itemData&quot;:{&quot;id&quot;:110,&quot;type&quot;:&quot;webpage&quot;,&quot;abstract&quot;:&quot;Тезис этого поста: мышление происходит не в мозгу человека, не в мозгу команды, а в мозгах+экзокортексах, и происходит оно обычно при письме: -- ты свои мысли пишешь, и это и есть \&quot;думаешь\&quot;: мышление происходит по мере формулирования и уточнения отчуждённой от тебя мысли, думать чисто \&quot;внутри…&quot;,&quot;language&quot;:&quot;en-us&quot;,&quot;note&quot;:&quot;source: ailev.livejournal.com&quot;,&quot;title&quot;:&quot;Мышление письмом/моделированием&quot;,&quot;URL&quot;:&quot;https://ailev.livejournal.com/1513051.html&quot;,&quot;author&quot;:[{&quot;family&quot;:&quot;Levenchuk&quot;,&quot;given&quot;:&quot;Anatoly&quot;}],&quot;accessed&quot;:{&quot;date-parts&quot;:[[&quot;2020&quot;,5,15]]}}}],&quot;schema&quot;:&quot;https://github.com/citation-style-language/schema/raw/master/csl-citation.json&quot;} RNDocIVYGw1C9"/>. Я хочу много писать, в том числе посты в социальных сетях. Я хочу понять, как эффективно запоминать, и для этого внедрю систему интервального повторения anki<text:reference-mark-start text:name="ZOTERO_ITEM CSL_CITATION {&quot;citationID&quot;:&quot;6OOS5PxV&quot;,&quot;properties&quot;:{&quot;formattedCitation&quot;:&quot;[3]&quot;,&quot;plainCitation&quot;:&quot;[3]&quot;,&quot;noteIndex&quot;:0},&quot;citationItems&quot;:[{&quot;id&quot;:129,&quot;uris&quot;:[&quot;http://zotero.org/users/6606028/items/E3XVWRM7&quot;],&quot;uri&quot;:[&quot;http://zotero.org/users/6606028/items/E3XVWRM7&quot;],&quot;itemData&quot;:{&quot;id&quot;:129,&quot;type&quot;:&quot;article-journal&quot;,&quot;abstract&quot;:&quot;Efficient memorization using the spacing effect: literature review of widespread applicability, tips on use &amp; what it's good for.&quot;,&quot;language&quot;:&quot;en&quot;,&quot;note&quot;:&quot;Last Modified: 17 May 2019&quot;,&quot;source&quot;:&quot;www.gwern.net&quot;,&quot;title&quot;:&quot;Spaced Repetition for Efficient Learning&quot;,&quot;URL&quot;:&quot;https://www.gwern.net/Spaced-repetition&quot;,&quot;author&quot;:[{&quot;family&quot;:&quot;Branwen&quot;,&quot;given&quot;:&quot;Gwern&quot;}],&quot;accessed&quot;:{&quot;date-parts&quot;:[[&quot;2020&quot;,5,16]]},&quot;issued&quot;:{&quot;date-parts&quot;:[[&quot;2009&quot;,3,11]]}}}],&quot;schema&quot;:&quot;https://github.com/citation-style-language/schema/raw/master/csl-citation.json&quot;} RNDss6mGM0N5G"/>[3]<text:reference-mark-end text:name="ZOTERO_ITEM CSL_CITATION {&quot;citationID&quot;:&quot;6OOS5PxV&quot;,&quot;properties&quot;:{&quot;formattedCitation&quot;:&quot;[3]&quot;,&quot;plainCitation&quot;:&quot;[3]&quot;,&quot;noteIndex&quot;:0},&quot;citationItems&quot;:[{&quot;id&quot;:129,&quot;uris&quot;:[&quot;http://zotero.org/users/6606028/items/E3XVWRM7&quot;],&quot;uri&quot;:[&quot;http://zotero.org/users/6606028/items/E3XVWRM7&quot;],&quot;itemData&quot;:{&quot;id&quot;:129,&quot;type&quot;:&quot;article-journal&quot;,&quot;abstract&quot;:&quot;Efficient memorization using the spacing effect: literature review of widespread applicability, tips on use &amp; what it's good for.&quot;,&quot;language&quot;:&quot;en&quot;,&quot;note&quot;:&quot;Last Modified: 17 May 2019&quot;,&quot;source&quot;:&quot;www.gwern.net&quot;,&quot;title&quot;:&quot;Spaced Repetition for Efficient Learning&quot;,&quot;URL&quot;:&quot;https://www.gwern.net/Spaced-repetition&quot;,&quot;author&quot;:[{&quot;family&quot;:&quot;Branwen&quot;,&quot;given&quot;:&quot;Gwern&quot;}],&quot;accessed&quot;:{&quot;date-parts&quot;:[[&quot;2020&quot;,5,16]]},&quot;issued&quot;:{&quot;date-parts&quot;:[[&quot;2009&quot;,3,11]]}}}],&quot;schema&quot;:&quot;https://github.com/citation-style-language/schema/raw/master/csl-citation.json&quot;} RNDss6mGM0N5G"/>. Также я уверен, что активное повторение материала без подглядывания является как раз способом укреплять знания. Еще я буду, помимо написания постов с объяснением того, что я делаю, читать доклады на встречах LessWrong <text:span text:style-name="T37">с</text:span>ообщества<text:reference-mark-start text:name="ZOTERO_ITEM CSL_CITATION {&quot;citationID&quot;:&quot;SY2B3NxV&quot;,&quot;properties&quot;:{&quot;formattedCitation&quot;:&quot;[4]&quot;,&quot;plainCitation&quot;:&quot;[4]&quot;,&quot;noteIndex&quot;:0},&quot;citationItems&quot;:[{&quot;id&quot;:211,&quot;uris&quot;:[&quot;http://zotero.org/users/6606028/items/E39N4XG6&quot;],&quot;uri&quot;:[&quot;http://zotero.org/users/6606028/items/E39N4XG6&quot;],&quot;itemData&quot;:{&quot;id&quot;:211,&quot;type&quot;:&quot;webpage&quot;,&quot;title&quot;:&quot;Встречи LessWrong в Москве&quot;,&quot;URL&quot;:&quot;https://vk.com/lesswrong_moscow&quot;,&quot;accessed&quot;:{&quot;date-parts&quot;:[[&quot;2020&quot;,5,30]]}}}],&quot;schema&quot;:&quot;https://github.com/citation-style-language/schema/raw/master/csl-citation.json&quot;} RNDqVRVj9rb6x"/>[4]<text:reference-mark-end text:name="ZOTERO_ITEM CSL_CITATION {&quot;citationID&quot;:&quot;SY2B3NxV&quot;,&quot;properties&quot;:{&quot;formattedCitation&quot;:&quot;[4]&quot;,&quot;plainCitation&quot;:&quot;[4]&quot;,&quot;noteIndex&quot;:0},&quot;citationItems&quot;:[{&quot;id&quot;:211,&quot;uris&quot;:[&quot;http://zotero.org/users/6606028/items/E39N4XG6&quot;],&quot;uri&quot;:[&quot;http://zotero.org/users/6606028/items/E39N4XG6&quot;],&quot;itemData&quot;:{&quot;id&quot;:211,&quot;type&quot;:&quot;webpage&quot;,&quot;title&quot;:&quot;Встречи LessWrong в Москве&quot;,&quot;URL&quot;:&quot;https://vk.com/lesswrong_moscow&quot;,&quot;accessed&quot;:{&quot;date-parts&quot;:[[&quot;2020&quot;,5,30]]}}}],&quot;schema&quot;:&quot;https://github.com/citation-style-language/schema/raw/master/csl-citation.json&quot;} RNDqVRVj9rb6x"/>, сообщества ЭА<text:reference-mark-start text:name="ZOTERO_ITEM CSL_CITATION {&quot;citationID&quot;:&quot;t3Bf5BG3&quot;,&quot;properties&quot;:{&quot;formattedCitation&quot;:&quot;[5]&quot;,&quot;plainCitation&quot;:&quot;[5]&quot;,&quot;noteIndex&quot;:0},&quot;citationItems&quot;:[{&quot;id&quot;:210,&quot;uris&quot;:[&quot;http://zotero.org/users/6606028/items/CY58ZGZN&quot;],&quot;uri&quot;:[&quot;http://zotero.org/users/6606028/items/CY58ZGZN&quot;],&quot;itemData&quot;:{&quot;id&quot;:210,&quot;type&quot;:&quot;webpage&quot;,&quot;title&quot;:&quot;Эффективный альтруизм в Кочерге&quot;,&quot;URL&quot;:&quot;https://vk.com/effective_altruism_moscow&quot;,&quot;accessed&quot;:{&quot;date-parts&quot;:[[&quot;2020&quot;,5,30]]}}}],&quot;schema&quot;:&quot;https://github.com/citation-style-language/schema/raw/master/csl-citation.json&quot;} RNDsAQQdog5YA"/>[5]<text:reference-mark-end text:name="ZOTERO_ITEM CSL_CITATION {&quot;citationID&quot;:&quot;t3Bf5BG3&quot;,&quot;properties&quot;:{&quot;formattedCitation&quot;:&quot;[5]&quot;,&quot;plainCitation&quot;:&quot;[5]&quot;,&quot;noteIndex&quot;:0},&quot;citationItems&quot;:[{&quot;id&quot;:210,&quot;uris&quot;:[&quot;http://zotero.org/users/6606028/items/CY58ZGZN&quot;],&quot;uri&quot;:[&quot;http://zotero.org/users/6606028/items/CY58ZGZN&quot;],&quot;itemData&quot;:{&quot;id&quot;:210,&quot;type&quot;:&quot;webpage&quot;,&quot;title&quot;:&quot;Эффективный альтруизм в Кочерге&quot;,&quot;URL&quot;:&quot;https://vk.com/effective_altruism_moscow&quot;,&quot;accessed&quot;:{&quot;date-parts&quot;:[[&quot;2020&quot;,5,30]]}}}],&quot;schema&quot;:&quot;https://github.com/citation-style-language/schema/raw/master/csl-citation.json&quot;} RNDsAQQdog5YA"/>, и книжного клуба ЭА. Чем больше способов извлекать из себя наружу мысли, тем лучше, потому что тогда легче будет видно слабые места.</text:p>
      <text:p text:style-name="P10"><text:span text:style-name="T33">Итак, я хочу оптимизировать свое обучение</text:span><text:reference-mark-start text:name="ZOTERO_ITEM CSL_CITATION {&quot;citationID&quot;:&quot;7OCpbc79&quot;,&quot;properties&quot;:{&quot;formattedCitation&quot;:&quot;[6]&quot;,&quot;plainCitation&quot;:&quot;[6]&quot;,&quot;noteIndex&quot;:0},&quot;citationItems&quot;:[{&quot;id&quot;:192,&quot;uris&quot;:[&quot;http://zotero.org/users/6606028/items/CBXVT252&quot;],&quot;uri&quot;:[&quot;http://zotero.org/users/6606028/items/CBXVT252&quot;],&quot;itemData&quot;:{&quot;id&quot;:192,&quot;type&quot;:&quot;webpage&quot;,&quot;abstract&quot;:&quot;I'm developing an autodidactic curriculum of sorts. A study of learning might\nmerit precedence.\n\n\n\nWhat are the best articles, books, and videos you know on how to learn learning\nand why would you recommend those in particular?\n\nA thousand gracias.&quot;,&quot;note&quot;:&quot;source: www.lesswrong.com&quot;,&quot;title&quot;:&quot;Learning Optimization - LessWrong 2.0&quot;,&quot;URL&quot;:&quot;https://www.lesswrong.com/posts/v89ELF5rQwge7upzv/learning-optimization&quot;,&quot;accessed&quot;:{&quot;date-parts&quot;:[[&quot;2020&quot;,5,30]]}}}],&quot;schema&quot;:&quot;https://github.com/citation-style-language/schema/raw/master/csl-citation.json&quot;} RNDh7hXSh3QXa"/><text:span text:style-name="T33">[6]</text:span><text:reference-mark-end text:name="ZOTERO_ITEM CSL_CITATION {&quot;citationID&quot;:&quot;7OCpbc79&quot;,&quot;properties&quot;:{&quot;formattedCitation&quot;:&quot;[6]&quot;,&quot;plainCitation&quot;:&quot;[6]&quot;,&quot;noteIndex&quot;:0},&quot;citationItems&quot;:[{&quot;id&quot;:192,&quot;uris&quot;:[&quot;http://zotero.org/users/6606028/items/CBXVT252&quot;],&quot;uri&quot;:[&quot;http://zotero.org/users/6606028/items/CBXVT252&quot;],&quot;itemData&quot;:{&quot;id&quot;:192,&quot;type&quot;:&quot;webpage&quot;,&quot;abstract&quot;:&quot;I'm developing an autodidactic curriculum of sorts. A study of learning might\nmerit precedence.\n\n\n\nWhat are the best articles, books, and videos you know on how to learn learning\nand why would you recommend those in particular?\n\nA thousand gracias.&quot;,&quot;note&quot;:&quot;source: www.lesswrong.com&quot;,&quot;title&quot;:&quot;Learning Optimization - LessWrong 2.0&quot;,&quot;URL&quot;:&quot;https://www.lesswrong.com/posts/v89ELF5rQwge7upzv/learning-optimization&quot;,&quot;accessed&quot;:{&quot;date-parts&quot;:[[&quot;2020&quot;,5,30]]}}}],&quot;schema&quot;:&quot;https://github.com/citation-style-language/schema/raw/master/csl-citation.json&quot;} RNDh7hXSh3QXa"/><text:span text:style-name="T33">, чтобы стать гением. Да, я хочу стать гением</text:span><text:reference-mark-start text:name="ZOTERO_ITEM CSL_CITATION {&quot;citationID&quot;:&quot;RC3mIvOJ&quot;,&quot;properties&quot;:{&quot;formattedCitation&quot;:&quot;[7]&quot;,&quot;plainCitation&quot;:&quot;[7]&quot;,&quot;noteIndex&quot;:0},&quot;citationItems&quot;:[{&quot;id&quot;:182,&quot;uris&quot;:[&quot;http://zotero.org/users/6606028/items/SZAH3VX4&quot;],&quot;uri&quot;:[&quot;http://zotero.org/users/6606028/items/SZAH3VX4&quot;],&quot;itemData&quot;:{&quot;id&quot;:182,&quot;type&quot;:&quot;book&quot;,&quot;event-place&quot;:&quot;Minsk&quot;,&quot;ISBN&quot;:&quot;978-985-01-0075-7&quot;,&quot;language&quot;:&quot;Russian&quot;,&quot;note&quot;:&quot;OCLC: 79628253&quot;,&quot;publisher&quot;:&quot;Belarusʹ&quot;,&quot;publisher-place&quot;:&quot;Minsk&quot;,&quot;source&quot;:&quot;Open WorldCat&quot;,&quot;title&quot;:&quot;Как стать гением: жизненная стратегия творческой личности&quot;,&quot;title-short&quot;:&quot;Как стать гением&quot;,&quot;author&quot;:[{&quot;family&quot;:&quot;Альтшуллер&quot;,&quot;given&quot;:&quot;Генрих Саулович&quot;},{&quot;family&quot;:&quot;Верткин&quot;,&quot;given&quot;:&quot;Игорь Михайлович&quot;}],&quot;issued&quot;:{&quot;date-parts&quot;:[[&quot;1994&quot;]]}}}],&quot;schema&quot;:&quot;https://github.com/citation-style-language/schema/raw/master/csl-citation.json&quot;} RNDSfghCZtRf8"/><text:span text:style-name="T33">[7]</text:span><text:reference-mark-end text:name="ZOTERO_ITEM CSL_CITATION {&quot;citationID&quot;:&quot;RC3mIvOJ&quot;,&quot;properties&quot;:{&quot;formattedCitation&quot;:&quot;[7]&quot;,&quot;plainCitation&quot;:&quot;[7]&quot;,&quot;noteIndex&quot;:0},&quot;citationItems&quot;:[{&quot;id&quot;:182,&quot;uris&quot;:[&quot;http://zotero.org/users/6606028/items/SZAH3VX4&quot;],&quot;uri&quot;:[&quot;http://zotero.org/users/6606028/items/SZAH3VX4&quot;],&quot;itemData&quot;:{&quot;id&quot;:182,&quot;type&quot;:&quot;book&quot;,&quot;event-place&quot;:&quot;Minsk&quot;,&quot;ISBN&quot;:&quot;978-985-01-0075-7&quot;,&quot;language&quot;:&quot;Russian&quot;,&quot;note&quot;:&quot;OCLC: 79628253&quot;,&quot;publisher&quot;:&quot;Belarusʹ&quot;,&quot;publisher-place&quot;:&quot;Minsk&quot;,&quot;source&quot;:&quot;Open WorldCat&quot;,&quot;title&quot;:&quot;Как стать гением: жизненная стратегия творческой личности&quot;,&quot;title-short&quot;:&quot;Как стать гением&quot;,&quot;author&quot;:[{&quot;family&quot;:&quot;Альтшуллер&quot;,&quot;given&quot;:&quot;Генрих Саулович&quot;},{&quot;family&quot;:&quot;Верткин&quot;,&quot;given&quot;:&quot;Игорь Михайлович&quot;}],&quot;issued&quot;:{&quot;date-parts&quot;:[[&quot;1994&quot;]]}}}],&quot;schema&quot;:&quot;https://github.com/citation-style-language/schema/raw/master/csl-citation.json&quot;} RNDSfghCZtRf8"/><text:span text:style-name="T33">, потому что мои цели в жизни очень амбициозны. Я считаю, что именно люди являются высшей ценностью по Вселенной, поэтому важно, чтобы наша цивилизация продолжала существовать и процветала</text:span><text:reference-mark-start text:name="ZOTERO_ITEM CSL_CITATION {&quot;citationID&quot;:&quot;V3eD4HYB&quot;,&quot;properties&quot;:{&quot;formattedCitation&quot;:&quot;[8]&quot;,&quot;plainCitation&quot;:&quot;[8]&quot;,&quot;noteIndex&quot;:0},&quot;citationItems&quot;:[{&quot;id&quot;:173,&quot;uris&quot;:[&quot;http://zotero.org/users/6606028/items/GD4PVSPU&quot;],&quot;uri&quot;:[&quot;http://zotero.org/users/6606028/items/GD4PVSPU&quot;],&quot;itemData&quot;:{&quot;id&quot;:173,&quot;type&quot;:&quot;webpage&quot;,&quot;abstract&quot;:&quot;1 I'm not very good at feeling the size of large numbers. Once you start tossing around numbers larger than 1000 (or maybe even 100), the numbers just seem \&quot;big\&quot;. Consider Sirius, the brightest star in the night sky. If you told me that Sirius is as big as a&quot;,&quot;container-title&quot;:&quot;Minding our way&quot;,&quot;note&quot;:&quot;source: mindingourway.com&quot;,&quot;title&quot;:&quot;On caring&quot;,&quot;URL&quot;:&quot;http://mindingourway.com/on-caring/&quot;,&quot;author&quot;:[{&quot;family&quot;:&quot;Soares&quot;,&quot;given&quot;:&quot;Nate&quot;}],&quot;accessed&quot;:{&quot;date-parts&quot;:[[&quot;2020&quot;,5,30]]},&quot;issued&quot;:{&quot;date-parts&quot;:[[&quot;2014&quot;,10,4]]}}}],&quot;schema&quot;:&quot;https://github.com/citation-style-language/schema/raw/master/csl-citation.json&quot;} RNDJ8oJqFc3no"/><text:span text:style-name="T33">[8]</text:span><text:reference-mark-end text:name="ZOTERO_ITEM CSL_CITATION {&quot;citationID&quot;:&quot;V3eD4HYB&quot;,&quot;properties&quot;:{&quot;formattedCitation&quot;:&quot;[8]&quot;,&quot;plainCitation&quot;:&quot;[8]&quot;,&quot;noteIndex&quot;:0},&quot;citationItems&quot;:[{&quot;id&quot;:173,&quot;uris&quot;:[&quot;http://zotero.org/users/6606028/items/GD4PVSPU&quot;],&quot;uri&quot;:[&quot;http://zotero.org/users/6606028/items/GD4PVSPU&quot;],&quot;itemData&quot;:{&quot;id&quot;:173,&quot;type&quot;:&quot;webpage&quot;,&quot;abstract&quot;:&quot;1 I'm not very good at feeling the size of large numbers. Once you start tossing around numbers larger than 1000 (or maybe even 100), the numbers just seem \&quot;big\&quot;. Consider Sirius, the brightest star in the night sky. If you told me that Sirius is as big as a&quot;,&quot;container-title&quot;:&quot;Minding our way&quot;,&quot;note&quot;:&quot;source: mindingourway.com&quot;,&quot;title&quot;:&quot;On caring&quot;,&quot;URL&quot;:&quot;http://mindingourway.com/on-caring/&quot;,&quot;author&quot;:[{&quot;family&quot;:&quot;Soares&quot;,&quot;given&quot;:&quot;Nate&quot;}],&quot;accessed&quot;:{&quot;date-parts&quot;:[[&quot;2020&quot;,5,30]]},&quot;issued&quot;:{&quot;date-parts&quot;:[[&quot;2014&quot;,10,4]]}}}],&quot;schema&quot;:&quot;https://github.com/citation-style-language/schema/raw/master/csl-citation.json&quot;} RNDJ8oJqFc3no"/><text:span text:style-name="T33">. Мир полон проблем</text:span><text:reference-mark-start text:name="ZOTERO_ITEM CSL_CITATION {&quot;citationID&quot;:&quot;zunXgjvV&quot;,&quot;properties&quot;:{&quot;formattedCitation&quot;:&quot;[9]&quot;,&quot;plainCitation&quot;:&quot;[9]&quot;,&quot;noteIndex&quot;:0},&quot;citationItems&quot;:[{&quot;id&quot;:196,&quot;uris&quot;:[&quot;http://zotero.org/users/6606028/items/M92LWVG8&quot;],&quot;uri&quot;:[&quot;http://zotero.org/users/6606028/items/M92LWVG8&quot;],&quot;itemData&quot;:{&quot;id&quot;:196,&quot;type&quot;:&quot;webpage&quot;,&quot;abstract&quot;:&quot;80,000 Hours' key ideas for those who want a high-impact career.&quot;,&quot;container-title&quot;:&quot;80,000 Hours&quot;,&quot;language&quot;:&quot;en-US&quot;,&quot;note&quot;:&quot;source: 80000hours.org&quot;,&quot;title&quot;:&quot;Our new guide to doing good with your career&quot;,&quot;URL&quot;:&quot;https://80000hours.org/key-ideas/&quot;,&quot;accessed&quot;:{&quot;date-parts&quot;:[[&quot;2020&quot;,5,30]]}}}],&quot;schema&quot;:&quot;https://github.com/citation-style-language/schema/raw/master/csl-citation.json&quot;} RNDHwyvWhQW5k"/><text:span text:style-name="T33">[9]</text:span><text:reference-mark-end text:name="ZOTERO_ITEM CSL_CITATION {&quot;citationID&quot;:&quot;zunXgjvV&quot;,&quot;properties&quot;:{&quot;formattedCitation&quot;:&quot;[9]&quot;,&quot;plainCitation&quot;:&quot;[9]&quot;,&quot;noteIndex&quot;:0},&quot;citationItems&quot;:[{&quot;id&quot;:196,&quot;uris&quot;:[&quot;http://zotero.org/users/6606028/items/M92LWVG8&quot;],&quot;uri&quot;:[&quot;http://zotero.org/users/6606028/items/M92LWVG8&quot;],&quot;itemData&quot;:{&quot;id&quot;:196,&quot;type&quot;:&quot;webpage&quot;,&quot;abstract&quot;:&quot;80,000 Hours' key ideas for those who want a high-impact career.&quot;,&quot;container-title&quot;:&quot;80,000 Hours&quot;,&quot;language&quot;:&quot;en-US&quot;,&quot;note&quot;:&quot;source: 80000hours.org&quot;,&quot;title&quot;:&quot;Our new guide to doing good with your career&quot;,&quot;URL&quot;:&quot;https://80000hours.org/key-ideas/&quot;,&quot;accessed&quot;:{&quot;date-parts&quot;:[[&quot;2020&quot;,5,30]]}}}],&quot;schema&quot;:&quot;https://github.com/citation-style-language/schema/raw/master/csl-citation.json&quot;} RNDHwyvWhQW5k"/><text:span text:style-name="T33">. В конце концов, нам до сих пор приходится умирать, и это ужасно! Миллиарды людей живут за чертой бедности</text:span><text:reference-mark-start text:name="ZOTERO_ITEM CSL_CITATION {&quot;citationID&quot;:&quot;YSApHrTK&quot;,&quot;properties&quot;:{&quot;formattedCitation&quot;:&quot;[10]&quot;,&quot;plainCitation&quot;:&quot;[10]&quot;,&quot;noteIndex&quot;:0},&quot;citationItems&quot;:[{&quot;id&quot;:198,&quot;uris&quot;:[&quot;http://zotero.org/users/6606028/items/6VP9YMCG&quot;],&quot;uri&quot;:[&quot;http://zotero.org/users/6606028/items/6VP9YMCG&quot;],&quot;itemData&quot;:{&quot;id&quot;:198,&quot;type&quot;:&quot;webpage&quot;,&quot;abstract&quot;:&quot;This part of the globalissues.org web site presents some of the hard hitting facts and statistics on poverty.&quot;,&quot;language&quot;:&quot;en-us&quot;,&quot;note&quot;:&quot;source: www.globalissues.org&quot;,&quot;title&quot;:&quot;Poverty Facts and Stats&quot;,&quot;URL&quot;:&quot;https://www.globalissues.org/article/26/poverty-facts-and-stats&quot;,&quot;accessed&quot;:{&quot;date-parts&quot;:[[&quot;2020&quot;,5,30]]}}}],&quot;schema&quot;:&quot;https://github.com/citation-style-language/schema/raw/master/csl-citation.json&quot;} RNDx3u7h5MWKx"/><text:span text:style-name="T33">[10]</text:span><text:reference-mark-end text:name="ZOTERO_ITEM CSL_CITATION {&quot;citationID&quot;:&quot;YSApHrTK&quot;,&quot;properties&quot;:{&quot;formattedCitation&quot;:&quot;[10]&quot;,&quot;plainCitation&quot;:&quot;[10]&quot;,&quot;noteIndex&quot;:0},&quot;citationItems&quot;:[{&quot;id&quot;:198,&quot;uris&quot;:[&quot;http://zotero.org/users/6606028/items/6VP9YMCG&quot;],&quot;uri&quot;:[&quot;http://zotero.org/users/6606028/items/6VP9YMCG&quot;],&quot;itemData&quot;:{&quot;id&quot;:198,&quot;type&quot;:&quot;webpage&quot;,&quot;abstract&quot;:&quot;This part of the globalissues.org web site presents some of the hard hitting facts and statistics on poverty.&quot;,&quot;language&quot;:&quot;en-us&quot;,&quot;note&quot;:&quot;source: www.globalissues.org&quot;,&quot;title&quot;:&quot;Poverty Facts and Stats&quot;,&quot;URL&quot;:&quot;https://www.globalissues.org/article/26/poverty-facts-and-stats&quot;,&quot;accessed&quot;:{&quot;date-parts&quot;:[[&quot;2020&quot;,5,30]]}}}],&quot;schema&quot;:&quot;https://github.com/citation-style-language/schema/raw/master/csl-citation.json&quot;} RNDx3u7h5MWKx"/><text:span text:style-name="T33">, миллиарды людей не могут реализовать свой потенциал, потому что приходится много трудиться для удовлетворения базовых потребностей в воде, еде и безопасности. Я хочу внести свой вклад в уменьшение мирового страдания и увеличение шансов того, что наш прогресс будет бесконечен.</text:span></text:p>
      <text:p text:style-name="P10"><text:span text:style-name="T3">Для этого я хочу быть образованным. Чем больше образованности, тем больше возможностей. Итак, первым шагом будет понять, как становиться образованным эффективно</text:span><text:reference-mark-start text:name="ZOTERO_ITEM CSL_CITATION {&quot;citationID&quot;:&quot;42zXMvfD&quot;,&quot;properties&quot;:{&quot;formattedCitation&quot;:&quot;[11], [12]&quot;,&quot;plainCitation&quot;:&quot;[11], [12]&quot;,&quot;noteIndex&quot;:0},&quot;citationItems&quot;:[{&quot;id&quot;:206,&quot;uris&quot;:[&quot;http://zotero.org/users/6606028/items/5J6IX5HL&quot;],&quot;uri&quot;:[&quot;http://zotero.org/users/6606028/items/5J6IX5HL&quot;],&quot;itemData&quot;:{&quot;id&quot;:206,&quot;type&quot;:&quot;book&quot;,&quot;abstract&quot;:&quot;\&quot;Future-proof your career and maximize your competitive advantage by becoming an Ultralearner --the skill necessary to stay relevant, reinvent yourself, and adapt to whatever the workplace throws your way\&quot;--&quot;,&quot;call-number&quot;:&quot;HF5381 .Y698 2019&quot;,&quot;event-place&quot;:&quot;New York City&quot;,&quot;ISBN&quot;:&quot;978-0-06-285268-7&quot;,&quot;publisher&quot;:&quot;HarperBusiness&quot;,&quot;publisher-place&quot;:&quot;New York City&quot;,&quot;source&quot;:&quot;Library of Congress ISBN&quot;,&quot;title&quot;:&quot;Ultralearning: timeless techniques for mastering hard skills&quot;,&quot;title-short&quot;:&quot;Ultralearning&quot;,&quot;author&quot;:[{&quot;family&quot;:&quot;Young&quot;,&quot;given&quot;:&quot;Scott&quot;}],&quot;issued&quot;:{&quot;date-parts&quot;:[[&quot;2019&quot;]]}}},{&quot;id&quot;:171,&quot;uris&quot;:[&quot;http://zotero.org/users/6606028/items/RBPVI636&quot;],&quot;uri&quot;:[&quot;http://zotero.org/users/6606028/items/RBPVI636&quot;],&quot;itemData&quot;:{&quot;id&quot;:171,&quot;type&quot;:&quot;webpage&quot;,&quot;title&quot;:&quot;On learning difficult things&quot;,&quot;URL&quot;:&quot;http://mindingourway.com/on-learning-difficult-things/&quot;,&quot;author&quot;:[{&quot;family&quot;:&quot;Soares&quot;,&quot;given&quot;:&quot;Nate&quot;}],&quot;accessed&quot;:{&quot;date-parts&quot;:[[&quot;2020&quot;,5,30]]}}}],&quot;schema&quot;:&quot;https://github.com/citation-style-language/schema/raw/master/csl-citation.json&quot;} RNDBcah4oxK8q"/><text:span text:style-name="T3">[11], [12]</text:span><text:reference-mark-end text:name="ZOTERO_ITEM CSL_CITATION {&quot;citationID&quot;:&quot;42zXMvfD&quot;,&quot;properties&quot;:{&quot;formattedCitation&quot;:&quot;[11], [12]&quot;,&quot;plainCitation&quot;:&quot;[11], [12]&quot;,&quot;noteIndex&quot;:0},&quot;citationItems&quot;:[{&quot;id&quot;:206,&quot;uris&quot;:[&quot;http://zotero.org/users/6606028/items/5J6IX5HL&quot;],&quot;uri&quot;:[&quot;http://zotero.org/users/6606028/items/5J6IX5HL&quot;],&quot;itemData&quot;:{&quot;id&quot;:206,&quot;type&quot;:&quot;book&quot;,&quot;abstract&quot;:&quot;\&quot;Future-proof your career and maximize your competitive advantage by becoming an Ultralearner --the skill necessary to stay relevant, reinvent yourself, and adapt to whatever the workplace throws your way\&quot;--&quot;,&quot;call-number&quot;:&quot;HF5381 .Y698 2019&quot;,&quot;event-place&quot;:&quot;New York City&quot;,&quot;ISBN&quot;:&quot;978-0-06-285268-7&quot;,&quot;publisher&quot;:&quot;HarperBusiness&quot;,&quot;publisher-place&quot;:&quot;New York City&quot;,&quot;source&quot;:&quot;Library of Congress ISBN&quot;,&quot;title&quot;:&quot;Ultralearning: timeless techniques for mastering hard skills&quot;,&quot;title-short&quot;:&quot;Ultralearning&quot;,&quot;author&quot;:[{&quot;family&quot;:&quot;Young&quot;,&quot;given&quot;:&quot;Scott&quot;}],&quot;issued&quot;:{&quot;date-parts&quot;:[[&quot;2019&quot;]]}}},{&quot;id&quot;:171,&quot;uris&quot;:[&quot;http://zotero.org/users/6606028/items/RBPVI636&quot;],&quot;uri&quot;:[&quot;http://zotero.org/users/6606028/items/RBPVI636&quot;],&quot;itemData&quot;:{&quot;id&quot;:171,&quot;type&quot;:&quot;webpage&quot;,&quot;title&quot;:&quot;On learning difficult things&quot;,&quot;URL&quot;:&quot;http://mindingourway.com/on-learning-difficult-things/&quot;,&quot;author&quot;:[{&quot;family&quot;:&quot;Soares&quot;,&quot;given&quot;:&quot;Nate&quot;}],&quot;accessed&quot;:{&quot;date-parts&quot;:[[&quot;2020&quot;,5,30]]}}}],&quot;schema&quot;:&quot;https://github.com/citation-style-language/schema/raw/master/csl-citation.json&quot;} RNDBcah4oxK8q"/><text:span text:style-name="T3">. Что означает учеба вообще? Как составлять для себя подходящие учебные планы? </text:span></text:p>
      <text:p text:style-name="P10"><text:span text:style-name="T3">Второй ступенью будет восполнение белых пятен на моей карте мира. К сожалению, бакалавриат, шад и работа отнимали у меня очень много времени. Я не удовлетворял свои потребности</text:span><text:reference-mark-start text:name="ZOTERO_ITEM CSL_CITATION {&quot;citationID&quot;:&quot;q2b9bk2y&quot;,&quot;properties&quot;:{&quot;formattedCitation&quot;:&quot;[13]&quot;,&quot;plainCitation&quot;:&quot;[13]&quot;,&quot;noteIndex&quot;:0},&quot;citationItems&quot;:[{&quot;id&quot;:14,&quot;uris&quot;:[&quot;http://zotero.org/users/6606028/items/8S5PJ4X8&quot;],&quot;uri&quot;:[&quot;http://zotero.org/users/6606028/items/8S5PJ4X8&quot;],&quot;itemData&quot;:{&quot;id&quot;:14,&quot;type&quot;:&quot;book&quot;,&quot;call-number&quot;:&quot;BF637.C45 R645 2015&quot;,&quot;edition&quot;:&quot;3rd edition&quot;,&quot;event-place&quot;:&quot;Encinitas, CA&quot;,&quot;ISBN&quot;:&quot;978-1-892005-28-1&quot;,&quot;publisher&quot;:&quot;PuddleDancer Press&quot;,&quot;publisher-place&quot;:&quot;Encinitas, CA&quot;,&quot;source&quot;:&quot;Library of Congress ISBN&quot;,&quot;title&quot;:&quot;Nonviolent communication: a language of life&quot;,&quot;title-short&quot;:&quot;Nonviolent communication&quot;,&quot;URL&quot;:&quot;https://www.amazon.com/Marshall-B-Rosenberg-dp-189200528X/dp/189200528X/&quot;,&quot;author&quot;:[{&quot;family&quot;:&quot;Rosenberg&quot;,&quot;given&quot;:&quot;Marshall B.&quot;}],&quot;issued&quot;:{&quot;date-parts&quot;:[[&quot;2015&quot;]]}}}],&quot;schema&quot;:&quot;https://github.com/citation-style-language/schema/raw/master/csl-citation.json&quot;} RNDBnDtKJyoyi"/><text:span text:style-name="T3">[13]</text:span><text:reference-mark-end text:name="ZOTERO_ITEM CSL_CITATION {&quot;citationID&quot;:&quot;q2b9bk2y&quot;,&quot;properties&quot;:{&quot;formattedCitation&quot;:&quot;[13]&quot;,&quot;plainCitation&quot;:&quot;[13]&quot;,&quot;noteIndex&quot;:0},&quot;citationItems&quot;:[{&quot;id&quot;:14,&quot;uris&quot;:[&quot;http://zotero.org/users/6606028/items/8S5PJ4X8&quot;],&quot;uri&quot;:[&quot;http://zotero.org/users/6606028/items/8S5PJ4X8&quot;],&quot;itemData&quot;:{&quot;id&quot;:14,&quot;type&quot;:&quot;book&quot;,&quot;call-number&quot;:&quot;BF637.C45 R645 2015&quot;,&quot;edition&quot;:&quot;3rd edition&quot;,&quot;event-place&quot;:&quot;Encinitas, CA&quot;,&quot;ISBN&quot;:&quot;978-1-892005-28-1&quot;,&quot;publisher&quot;:&quot;PuddleDancer Press&quot;,&quot;publisher-place&quot;:&quot;Encinitas, CA&quot;,&quot;source&quot;:&quot;Library of Congress ISBN&quot;,&quot;title&quot;:&quot;Nonviolent communication: a language of life&quot;,&quot;title-short&quot;:&quot;Nonviolent communication&quot;,&quot;URL&quot;:&quot;https://www.amazon.com/Marshall-B-Rosenberg-dp-189200528X/dp/189200528X/&quot;,&quot;author&quot;:[{&quot;family&quot;:&quot;Rosenberg&quot;,&quot;given&quot;:&quot;Marshall B.&quot;}],&quot;issued&quot;:{&quot;date-parts&quot;:[[&quot;2015&quot;]]}}}],&quot;schema&quot;:&quot;https://github.com/citation-style-language/schema/raw/master/csl-citation.json&quot;} RNDBnDtKJyoyi"/><text:span text:style-name="T3"> в общении и отдыхе, и, главное, в обучении. Да-да, в результате всей этой гонки у меня в голове каша из фактов. Обучение в институте не эффективно</text:span><text:reference-mark-start text:name="ZOTERO_ITEM CSL_CITATION {&quot;citationID&quot;:&quot;rKyChHs1&quot;,&quot;properties&quot;:{&quot;formattedCitation&quot;:&quot;[14]&quot;,&quot;plainCitation&quot;:&quot;[14]&quot;,&quot;noteIndex&quot;:0},&quot;citationItems&quot;:[{&quot;id&quot;:183,&quot;uris&quot;:[&quot;http://zotero.org/users/6606028/items/CVKEVWBY&quot;],&quot;uri&quot;:[&quot;http://zotero.org/users/6606028/items/CVKEVWBY&quot;],&quot;itemData&quot;:{&quot;id&quot;:183,&quot;type&quot;:&quot;article-journal&quot;,&quot;abstract&quot;:&quot;Examples of low-hanging fruit suggesting the education system does not solely optimize for learning&quot;,&quot;language&quot;:&quot;en&quot;,&quot;note&quot;:&quot;Last Modified: 28 Feb 2015&quot;,&quot;source&quot;:&quot;www.gwern.net&quot;,&quot;title&quot;:&quot;Education is not about Learning&quot;,&quot;URL&quot;:&quot;https://www.gwern.net/education-is-not-about-learning&quot;,&quot;author&quot;:[{&quot;family&quot;:&quot;Branwen&quot;,&quot;given&quot;:&quot;Gwern&quot;}],&quot;accessed&quot;:{&quot;date-parts&quot;:[[&quot;2020&quot;,5,30]]},&quot;issued&quot;:{&quot;date-parts&quot;:[[&quot;2009&quot;,7,25]]}}}],&quot;schema&quot;:&quot;https://github.com/citation-style-language/schema/raw/master/csl-citation.json&quot;} RNDJzpiTWLn5v"/><text:span text:style-name="T3">[14]</text:span><text:reference-mark-end text:name="ZOTERO_ITEM CSL_CITATION {&quot;citationID&quot;:&quot;rKyChHs1&quot;,&quot;properties&quot;:{&quot;formattedCitation&quot;:&quot;[14]&quot;,&quot;plainCitation&quot;:&quot;[14]&quot;,&quot;noteIndex&quot;:0},&quot;citationItems&quot;:[{&quot;id&quot;:183,&quot;uris&quot;:[&quot;http://zotero.org/users/6606028/items/CVKEVWBY&quot;],&quot;uri&quot;:[&quot;http://zotero.org/users/6606028/items/CVKEVWBY&quot;],&quot;itemData&quot;:{&quot;id&quot;:183,&quot;type&quot;:&quot;article-journal&quot;,&quot;abstract&quot;:&quot;Examples of low-hanging fruit suggesting the education system does not solely optimize for learning&quot;,&quot;language&quot;:&quot;en&quot;,&quot;note&quot;:&quot;Last Modified: 28 Feb 2015&quot;,&quot;source&quot;:&quot;www.gwern.net&quot;,&quot;title&quot;:&quot;Education is not about Learning&quot;,&quot;URL&quot;:&quot;https://www.gwern.net/education-is-not-about-learning&quot;,&quot;author&quot;:[{&quot;family&quot;:&quot;Branwen&quot;,&quot;given&quot;:&quot;Gwern&quot;}],&quot;accessed&quot;:{&quot;date-parts&quot;:[[&quot;2020&quot;,5,30]]},&quot;issued&quot;:{&quot;date-parts&quot;:[[&quot;2009&quot;,7,25]]}}}],&quot;schema&quot;:&quot;https://github.com/citation-style-language/schema/raw/master/csl-citation.json&quot;} RNDJzpiTWLn5v"/><text:span text:style-name="T3">. Я так и не понимаю, что такое математика, почему она такая, что в ней происходит. У меня нет математического мышления, потмоу что я очень мало решал задач и думал о том, что мне говорят, потому что на это не было времени. Возможно, я плохо его организовывал. Я исправлю эту ошибку. Теперь, когда у меня куча мотивации изнутри, я уверен, что получится гораздо больше.</text:span></text:p>
      <text:p text:style-name="P10"><text:span text:style-name="T3">Подробнее и предметнее о белых пятнах. В первую очередь, я хочу обратиться к ключевым трудам по философии и этике эффективного альтруизма. Во-вторых, учиться рациональности. В-третьих, изучить вопрос появления сильного искусственного интеллекта в ближайшем будущем</text:span><text:reference-mark-start text:name="ZOTERO_ITEM CSL_CITATION {&quot;citationID&quot;:&quot;z0QN0AHS&quot;,&quot;properties&quot;:{&quot;formattedCitation&quot;:&quot;[15]&quot;,&quot;plainCitation&quot;:&quot;[15]&quot;,&quot;noteIndex&quot;:0},&quot;citationItems&quot;:[{&quot;id&quot;:200,&quot;uris&quot;:[&quot;http://zotero.org/users/6606028/items/LGKR9MZI&quot;],&quot;uri&quot;:[&quot;http://zotero.org/users/6606028/items/LGKR9MZI&quot;],&quot;itemData&quot;:{&quot;id&quot;:200,&quot;type&quot;:&quot;webpage&quot;,&quot;title&quot;:&quot;The FLI Book Guide - Future of Life Institute&quot;,&quot;URL&quot;:&quot;https://futureoflife.org/book-guide/&quot;,&quot;accessed&quot;:{&quot;date-parts&quot;:[[&quot;2020&quot;,5,30]]}}}],&quot;schema&quot;:&quot;https://github.com/citation-style-language/schema/raw/master/csl-citation.json&quot;} RNDwKfxg96Seg"/><text:span text:style-name="T3">[15]</text:span><text:reference-mark-end text:name="ZOTERO_ITEM CSL_CITATION {&quot;citationID&quot;:&quot;z0QN0AHS&quot;,&quot;properties&quot;:{&quot;formattedCitation&quot;:&quot;[15]&quot;,&quot;plainCitation&quot;:&quot;[15]&quot;,&quot;noteIndex&quot;:0},&quot;citationItems&quot;:[{&quot;id&quot;:200,&quot;uris&quot;:[&quot;http://zotero.org/users/6606028/items/LGKR9MZI&quot;],&quot;uri&quot;:[&quot;http://zotero.org/users/6606028/items/LGKR9MZI&quot;],&quot;itemData&quot;:{&quot;id&quot;:200,&quot;type&quot;:&quot;webpage&quot;,&quot;title&quot;:&quot;The FLI Book Guide - Future of Life Institute&quot;,&quot;URL&quot;:&quot;https://futureoflife.org/book-guide/&quot;,&quot;accessed&quot;:{&quot;date-parts&quot;:[[&quot;2020&quot;,5,30]]}}}],&quot;schema&quot;:&quot;https://github.com/citation-style-language/schema/raw/master/csl-citation.json&quot;} RNDwKfxg96Seg"/><text:span text:style-name="T3">. Скорее всего, это событие будет самым важным в истории человечества</text:span><text:reference-mark-start text:name="ZOTERO_ITEM CSL_CITATION {&quot;citationID&quot;:&quot;m1pV2ljn&quot;,&quot;properties&quot;:{&quot;formattedCitation&quot;:&quot;[16], [17]&quot;,&quot;plainCitation&quot;:&quot;[16], [17]&quot;,&quot;noteIndex&quot;:0},&quot;citationItems&quot;:[{&quot;id&quot;:204,&quot;uris&quot;:[&quot;http://zotero.org/users/6606028/items/EYW3GSU8&quot;],&quot;uri&quot;:[&quot;http://zotero.org/users/6606028/items/EYW3GSU8&quot;],&quot;itemData&quot;:{&quot;id&quot;:204,&quot;type&quot;:&quot;webpage&quot;,&quot;abstract&quot;:&quot;Part 1 of 2: \&quot;The Road to Superintelligence\&quot;. Artificial Intelligence — the topic everyone in the world should be talking about.&quot;,&quot;container-title&quot;:&quot;Wait But Why&quot;,&quot;language&quot;:&quot;en-US&quot;,&quot;note&quot;:&quot;source: waitbutwhy.com&quot;,&quot;title&quot;:&quot;The Artificial Intelligence Revolution: Part 1&quot;,&quot;title-short&quot;:&quot;The Artificial Intelligence Revolution&quot;,&quot;URL&quot;:&quot;https://waitbutwhy.com/2015/01/artificial-intelligence-revolution-1.html&quot;,&quot;accessed&quot;:{&quot;date-parts&quot;:[[&quot;2020&quot;,5,30]]},&quot;issued&quot;:{&quot;date-parts&quot;:[[&quot;2015&quot;,1,22]]}}},{&quot;id&quot;:205,&quot;uris&quot;:[&quot;http://zotero.org/users/6606028/items/PKZ92WC2&quot;],&quot;uri&quot;:[&quot;http://zotero.org/users/6606028/items/PKZ92WC2&quot;],&quot;itemData&quot;:{&quot;id&quot;:205,&quot;type&quot;:&quot;webpage&quot;,&quot;abstract&quot;:&quot;Part 2: \&quot;Our Immortality or Our Extinction\&quot;. When Artificial Intelligence gets superintelligent, it's either going to be a dream or a nightmare for us.&quot;,&quot;container-title&quot;:&quot;Wait But Why&quot;,&quot;language&quot;:&quot;en-US&quot;,&quot;note&quot;:&quot;source: waitbutwhy.com&quot;,&quot;title&quot;:&quot;The Artificial Intelligence Revolution: Part 2&quot;,&quot;title-short&quot;:&quot;The Artificial Intelligence Revolution&quot;,&quot;URL&quot;:&quot;https://waitbutwhy.com/2015/01/artificial-intelligence-revolution-2.html&quot;,&quot;accessed&quot;:{&quot;date-parts&quot;:[[&quot;2020&quot;,5,30]]},&quot;issued&quot;:{&quot;date-parts&quot;:[[&quot;2015&quot;,1,27]]}}}],&quot;schema&quot;:&quot;https://github.com/citation-style-language/schema/raw/master/csl-citation.json&quot;} RNDYoFwgGkUGp"/><text:span text:style-name="T3">[16], [17]</text:span><text:reference-mark-end text:name="ZOTERO_ITEM CSL_CITATION {&quot;citationID&quot;:&quot;m1pV2ljn&quot;,&quot;properties&quot;:{&quot;formattedCitation&quot;:&quot;[16], [17]&quot;,&quot;plainCitation&quot;:&quot;[16], [17]&quot;,&quot;noteIndex&quot;:0},&quot;citationItems&quot;:[{&quot;id&quot;:204,&quot;uris&quot;:[&quot;http://zotero.org/users/6606028/items/EYW3GSU8&quot;],&quot;uri&quot;:[&quot;http://zotero.org/users/6606028/items/EYW3GSU8&quot;],&quot;itemData&quot;:{&quot;id&quot;:204,&quot;type&quot;:&quot;webpage&quot;,&quot;abstract&quot;:&quot;Part 1 of 2: \&quot;The Road to Superintelligence\&quot;. Artificial Intelligence — the topic everyone in the world should be talking about.&quot;,&quot;container-title&quot;:&quot;Wait But Why&quot;,&quot;language&quot;:&quot;en-US&quot;,&quot;note&quot;:&quot;source: waitbutwhy.com&quot;,&quot;title&quot;:&quot;The Artificial Intelligence Revolution: Part 1&quot;,&quot;title-short&quot;:&quot;The Artificial Intelligence Revolution&quot;,&quot;URL&quot;:&quot;https://waitbutwhy.com/2015/01/artificial-intelligence-revolution-1.html&quot;,&quot;accessed&quot;:{&quot;date-parts&quot;:[[&quot;2020&quot;,5,30]]},&quot;issued&quot;:{&quot;date-parts&quot;:[[&quot;2015&quot;,1,22]]}}},{&quot;id&quot;:205,&quot;uris&quot;:[&quot;http://zotero.org/users/6606028/items/PKZ92WC2&quot;],&quot;uri&quot;:[&quot;http://zotero.org/users/6606028/items/PKZ92WC2&quot;],&quot;itemData&quot;:{&quot;id&quot;:205,&quot;type&quot;:&quot;webpage&quot;,&quot;abstract&quot;:&quot;Part 2: \&quot;Our Immortality or Our Extinction\&quot;. When Artificial Intelligence gets superintelligent, it's either going to be a dream or a nightmare for us.&quot;,&quot;container-title&quot;:&quot;Wait But Why&quot;,&quot;language&quot;:&quot;en-US&quot;,&quot;note&quot;:&quot;source: waitbutwhy.com&quot;,&quot;title&quot;:&quot;The Artificial Intelligence Revolution: Part 2&quot;,&quot;title-short&quot;:&quot;The Artificial Intelligence Revolution&quot;,&quot;URL&quot;:&quot;https://waitbutwhy.com/2015/01/artificial-intelligence-revolution-2.html&quot;,&quot;accessed&quot;:{&quot;date-parts&quot;:[[&quot;2020&quot;,5,30]]},&quot;issued&quot;:{&quot;date-parts&quot;:[[&quot;2015&quot;,1,27]]}}}],&quot;schema&quot;:&quot;https://github.com/citation-style-language/schema/raw/master/csl-citation.json&quot;} RNDYoFwgGkUGp"/><text:span text:style-name="T3"> и полностью изменит все аспекты жизни. Есть возможность так называемого интеллектуального взрыва – когда в результате рекурсивного самоулучшения ИИ становится на много порядков превосходящим человека по когнитивным способностям. То есть такой ИИ будет, можно сказать, всемогущим. Очень важно, чтобы у этого ИИ были встроены человеческие этические ценности, потому что иначе есть риск быть уничтоженными</text:span><text:reference-mark-start text:name="ZOTERO_ITEM CSL_CITATION {&quot;citationID&quot;:&quot;zWjSJJpI&quot;,&quot;properties&quot;:{&quot;formattedCitation&quot;:&quot;[18]&quot;,&quot;plainCitation&quot;:&quot;[18]&quot;,&quot;noteIndex&quot;:0},&quot;citationItems&quot;:[{&quot;id&quot;:147,&quot;uris&quot;:[&quot;http://zotero.org/users/6606028/items/32QGCN2K&quot;],&quot;uri&quot;:[&quot;http://zotero.org/users/6606028/items/32QGCN2K&quot;],&quot;itemData&quot;:{&quot;id&quot;:147,&quot;type&quot;:&quot;article-journal&quot;,&quot;language&quot;:&quot;en&quot;,&quot;page&quot;:&quot;46&quot;,&quot;source&quot;:&quot;Zotero&quot;,&quot;title&quot;:&quot;Artificial Intelligence as a Positive and Negative Factor in Global Risk&quot;,&quot;author&quot;:[{&quot;family&quot;:&quot;Yudkowsky&quot;,&quot;given&quot;:&quot;Eliezer&quot;}]}}],&quot;schema&quot;:&quot;https://github.com/citation-style-language/schema/raw/master/csl-citation.json&quot;} RND4rgdUZFToE"/><text:span text:style-name="T3">[18]</text:span><text:reference-mark-end text:name="ZOTERO_ITEM CSL_CITATION {&quot;citationID&quot;:&quot;zWjSJJpI&quot;,&quot;properties&quot;:{&quot;formattedCitation&quot;:&quot;[18]&quot;,&quot;plainCitation&quot;:&quot;[18]&quot;,&quot;noteIndex&quot;:0},&quot;citationItems&quot;:[{&quot;id&quot;:147,&quot;uris&quot;:[&quot;http://zotero.org/users/6606028/items/32QGCN2K&quot;],&quot;uri&quot;:[&quot;http://zotero.org/users/6606028/items/32QGCN2K&quot;],&quot;itemData&quot;:{&quot;id&quot;:147,&quot;type&quot;:&quot;article-journal&quot;,&quot;language&quot;:&quot;en&quot;,&quot;page&quot;:&quot;46&quot;,&quot;source&quot;:&quot;Zotero&quot;,&quot;title&quot;:&quot;Artificial Intelligence as a Positive and Negative Factor in Global Risk&quot;,&quot;author&quot;:[{&quot;family&quot;:&quot;Yudkowsky&quot;,&quot;given&quot;:&quot;Eliezer&quot;}]}}],&quot;schema&quot;:&quot;https://github.com/citation-style-language/schema/raw/master/csl-citation.json&quot;} RND4rgdUZFToE"/><text:span text:style-name="T3">. Это большая тема для размышлений – упомяну здесь лишь, что для занятий этим вопросом нужно много математики</text:span><text:reference-mark-start text:name="ZOTERO_ITEM CSL_CITATION {&quot;citationID&quot;:&quot;QX8GtO4s&quot;,&quot;properties&quot;:{&quot;formattedCitation&quot;:&quot;[19]&quot;,&quot;plainCitation&quot;:&quot;[19]&quot;,&quot;noteIndex&quot;:0},&quot;citationItems&quot;:[{&quot;id&quot;:69,&quot;uris&quot;:[&quot;http://zotero.org/users/6606028/items/FHXZ8JHC&quot;],&quot;uri&quot;:[&quot;http://zotero.org/users/6606028/items/FHXZ8JHC&quot;],&quot;itemData&quot;:{&quot;id&quot;:69,&quot;type&quot;:&quot;webpage&quot;,&quot;abstract&quot;:&quot;A Guide to MIRI’s Research by Nate Soares Update March 2019: This research guide has been only lightly updated since 2015. Our new recommendation for people who want to work on the AI alignment problem is:   If you have a computer science or software engineering background: Apply to attend our new workshops on AI...  Read more »&quot;,&quot;container-title&quot;:&quot;Machine Intelligence Research Institute&quot;,&quot;language&quot;:&quot;en-US&quot;,&quot;note&quot;:&quot;source: intelligence.org&quot;,&quot;title&quot;:&quot;MIRI Research Guide&quot;,&quot;URL&quot;:&quot;https://intelligence.org/research-guide/&quot;,&quot;author&quot;:[{&quot;family&quot;:&quot;Soares&quot;,&quot;given&quot;:&quot;Nate&quot;}],&quot;accessed&quot;:{&quot;date-parts&quot;:[[&quot;2020&quot;,5,14]]}}}],&quot;schema&quot;:&quot;https://github.com/citation-style-language/schema/raw/master/csl-citation.json&quot;} RNDxRDo5MDnxq"/><text:span text:style-name="T3">[19]</text:span><text:reference-mark-end text:name="ZOTERO_ITEM CSL_CITATION {&quot;citationID&quot;:&quot;QX8GtO4s&quot;,&quot;properties&quot;:{&quot;formattedCitation&quot;:&quot;[19]&quot;,&quot;plainCitation&quot;:&quot;[19]&quot;,&quot;noteIndex&quot;:0},&quot;citationItems&quot;:[{&quot;id&quot;:69,&quot;uris&quot;:[&quot;http://zotero.org/users/6606028/items/FHXZ8JHC&quot;],&quot;uri&quot;:[&quot;http://zotero.org/users/6606028/items/FHXZ8JHC&quot;],&quot;itemData&quot;:{&quot;id&quot;:69,&quot;type&quot;:&quot;webpage&quot;,&quot;abstract&quot;:&quot;A Guide to MIRI’s Research by Nate Soares Update March 2019: This research guide has been only lightly updated since 2015. Our new recommendation for people who want to work on the AI alignment problem is:   If you have a computer science or software engineering background: Apply to attend our new workshops on AI...  Read more »&quot;,&quot;container-title&quot;:&quot;Machine Intelligence Research Institute&quot;,&quot;language&quot;:&quot;en-US&quot;,&quot;note&quot;:&quot;source: intelligence.org&quot;,&quot;title&quot;:&quot;MIRI Research Guide&quot;,&quot;URL&quot;:&quot;https://intelligence.org/research-guide/&quot;,&quot;author&quot;:[{&quot;family&quot;:&quot;Soares&quot;,&quot;given&quot;:&quot;Nate&quot;}],&quot;accessed&quot;:{&quot;date-parts&quot;:[[&quot;2020&quot;,5,14]]}}}],&quot;schema&quot;:&quot;https://github.com/citation-style-language/schema/raw/master/csl-citation.json&quot;} RNDxRDo5MDnxq"/><text:span text:style-name="T3"> в духе теории множеств, теории принятия решений, теории игр, вероятностей, ну и, естественно, машинного обучения. Я рассматриваю занятия математикой как одно из возможных перспективных направлений развития на это лето тоже.</text:span></text:p>
      <text:p text:style-name="P9"><text:soft-page-break/>Теперь перейдем к части исследовани<text:span text:style-name="T35">я</text:span> неизведанного. Я думаю, что после заполнения белых пятен станет более понятно, что относится к этому. Можно было бы описать эту ступень как максимизацию потенциального изменения моей карты. То есть это что-то, что в будущем будет определять меня как чело<text:span text:style-name="T35">в</text:span>ека. Я хочу больших глубоких изменений. Вероятно, я найду их и на первых двух частях, но в этой части огромное изменение становится целью. Я уверен, что я полностью невежествен по поводу наиболее важных жизненных вопросов. Поиск таких вопросов, работа над литературой. С ними связанной – вот деятельность этой части. </text:p>
      <text:p text:style-name="P10"><text:span text:style-name="T4">Перейду к тому, какие навыки я хочу развить, что я хочу делать, помимо, собственно, чтения. Чтение, как я уже упоминал, должно быть активным, поэтому я буду писать о прочитанном, обсуждать материал с людьми. Рассказывать его в сообществах. Существует модель того, как люди производят мысли, согласно которой</text:span><text:reference-mark-start text:name="ZOTERO_ITEM CSL_CITATION {&quot;citationID&quot;:&quot;89gaiFXJ&quot;,&quot;properties&quot;:{&quot;formattedCitation&quot;:&quot;[20]&quot;,&quot;plainCitation&quot;:&quot;[20]&quot;,&quot;noteIndex&quot;:0},&quot;citationItems&quot;:[{&quot;id&quot;:115,&quot;uris&quot;:[&quot;http://zotero.org/users/6606028/items/HZGX37FF&quot;],&quot;uri&quot;:[&quot;http://zotero.org/users/6606028/items/HZGX37FF&quot;],&quot;itemData&quot;:{&quot;id&quot;:115,&quot;type&quot;:&quot;post&quot;,&quot;abstract&quot;:&quot;A community blog devoted to refining the art of rationality&quot;,&quot;note&quot;:&quot;source: www.lesswrong.com&quot;,&quot;title&quot;:&quot;Babble and Prune - LessWrong 2.0&quot;,&quot;URL&quot;:&quot;https://www.lesswrong.com/s/pC6DYFLPMTCbEwH8W&quot;,&quot;author&quot;:[{&quot;family&quot;:&quot;alkjash&quot;,&quot;given&quot;:&quot;&quot;}],&quot;accessed&quot;:{&quot;date-parts&quot;:[[&quot;2020&quot;,5,15]]}}}],&quot;schema&quot;:&quot;https://github.com/citation-style-language/schema/raw/master/csl-citation.json&quot;} RNDi5c3NpuLGM"/><text:span text:style-name="T4">[20]</text:span><text:reference-mark-end text:name="ZOTERO_ITEM CSL_CITATION {&quot;citationID&quot;:&quot;89gaiFXJ&quot;,&quot;properties&quot;:{&quot;formattedCitation&quot;:&quot;[20]&quot;,&quot;plainCitation&quot;:&quot;[20]&quot;,&quot;noteIndex&quot;:0},&quot;citationItems&quot;:[{&quot;id&quot;:115,&quot;uris&quot;:[&quot;http://zotero.org/users/6606028/items/HZGX37FF&quot;],&quot;uri&quot;:[&quot;http://zotero.org/users/6606028/items/HZGX37FF&quot;],&quot;itemData&quot;:{&quot;id&quot;:115,&quot;type&quot;:&quot;post&quot;,&quot;abstract&quot;:&quot;A community blog devoted to refining the art of rationality&quot;,&quot;note&quot;:&quot;source: www.lesswrong.com&quot;,&quot;title&quot;:&quot;Babble and Prune - LessWrong 2.0&quot;,&quot;URL&quot;:&quot;https://www.lesswrong.com/s/pC6DYFLPMTCbEwH8W&quot;,&quot;author&quot;:[{&quot;family&quot;:&quot;alkjash&quot;,&quot;given&quot;:&quot;&quot;}],&quot;accessed&quot;:{&quot;date-parts&quot;:[[&quot;2020&quot;,5,15]]}}}],&quot;schema&quot;:&quot;https://github.com/citation-style-language/schema/raw/master/csl-citation.json&quot;} RNDi5c3NpuLGM"/><text:span text:style-name="T4"> в нас есть два начала, которые я назову здесь хужожник и критик. Художник создает – он представляет собой псевдорандомный генератор текста со слабым фильтром, а критик просеивает проихводимое художником. Этим летом я в том числе хочу оптимизировать их отношения друг с другом, их работу, и для этого буду мног описать, говорить, извлекать мысли из головы. </text:span></text:p>
      <text:p text:style-name="P10"><text:span text:style-name="T4">Помимо интеллектуальной сферы, я продолжу работу над построением социальных связей, потому что это важно в долгосрочной перспективе</text:span><text:reference-mark-start text:name="ZOTERO_ITEM CSL_CITATION {&quot;citationID&quot;:&quot;eRHktzCx&quot;,&quot;properties&quot;:{&quot;formattedCitation&quot;:&quot;[21]&quot;,&quot;plainCitation&quot;:&quot;[21]&quot;,&quot;noteIndex&quot;:0},&quot;citationItems&quot;:[{&quot;id&quot;:191,&quot;uris&quot;:[&quot;http://zotero.org/users/6606028/items/KQ4KKWX5&quot;],&quot;uri&quot;:[&quot;http://zotero.org/users/6606028/items/KQ4KKWX5&quot;],&quot;itemData&quot;:{&quot;id&quot;:191,&quot;type&quot;:&quot;webpage&quot;,&quot;abstract&quot;:&quot;What keeps us happy and healthy as we go through life? If you think it's fame and money, you're not alone – but, according to psychiatrist Robert Waldinger, you're mistaken. As the director of 75-year-old study on adult development, Waldinger has unprecedented access to data on true happiness and satisfaction. In this talk, he shares three important lessons learned from the study as well as some practical, old-as-the-hills wisdom on how to build a fulfilling, long life.\n\nGet TED Talks recommended just for you! Learn more at https://www.ted.com/signup.\n\nThe TED Talks channel features the best talks and performances from the TED Conference, where the world's leading thinkers and doers give the talk of their lives in 18 minutes (or less). Look for talks on Technology, Entertainment and Design -- plus science, business, global issues, the arts and more.\n\nFollow TED on Twitter: http://www.twitter.com/TEDTalks\nLike TED on Facebook: https://www.facebook.com/TED\n\nSubscribe to our channel: https://www.youtube.com/TED&quot;,&quot;title&quot;:&quot;What makes a good life? Lessons from the longest study on happiness&quot;,&quot;title-short&quot;:&quot;What makes a good life?&quot;,&quot;URL&quot;:&quot;https://www.youtube.com/watch?v=8KkKuTCFvzI&amp;feature=youtu.be&quot;,&quot;author&quot;:[{&quot;family&quot;:&quot;Waldinger&quot;,&quot;given&quot;:&quot;Robert&quot;}],&quot;accessed&quot;:{&quot;date-parts&quot;:[[&quot;2020&quot;,5,30]]}}}],&quot;schema&quot;:&quot;https://github.com/citation-style-language/schema/raw/master/csl-citation.json&quot;} RNDaLUCSo22sY"/><text:span text:style-name="T4">[21]</text:span><text:reference-mark-end text:name="ZOTERO_ITEM CSL_CITATION {&quot;citationID&quot;:&quot;eRHktzCx&quot;,&quot;properties&quot;:{&quot;formattedCitation&quot;:&quot;[21]&quot;,&quot;plainCitation&quot;:&quot;[21]&quot;,&quot;noteIndex&quot;:0},&quot;citationItems&quot;:[{&quot;id&quot;:191,&quot;uris&quot;:[&quot;http://zotero.org/users/6606028/items/KQ4KKWX5&quot;],&quot;uri&quot;:[&quot;http://zotero.org/users/6606028/items/KQ4KKWX5&quot;],&quot;itemData&quot;:{&quot;id&quot;:191,&quot;type&quot;:&quot;webpage&quot;,&quot;abstract&quot;:&quot;What keeps us happy and healthy as we go through life? If you think it's fame and money, you're not alone – but, according to psychiatrist Robert Waldinger, you're mistaken. As the director of 75-year-old study on adult development, Waldinger has unprecedented access to data on true happiness and satisfaction. In this talk, he shares three important lessons learned from the study as well as some practical, old-as-the-hills wisdom on how to build a fulfilling, long life.\n\nGet TED Talks recommended just for you! Learn more at https://www.ted.com/signup.\n\nThe TED Talks channel features the best talks and performances from the TED Conference, where the world's leading thinkers and doers give the talk of their lives in 18 minutes (or less). Look for talks on Technology, Entertainment and Design -- plus science, business, global issues, the arts and more.\n\nFollow TED on Twitter: http://www.twitter.com/TEDTalks\nLike TED on Facebook: https://www.facebook.com/TED\n\nSubscribe to our channel: https://www.youtube.com/TED&quot;,&quot;title&quot;:&quot;What makes a good life? Lessons from the longest study on happiness&quot;,&quot;title-short&quot;:&quot;What makes a good life?&quot;,&quot;URL&quot;:&quot;https://www.youtube.com/watch?v=8KkKuTCFvzI&amp;feature=youtu.be&quot;,&quot;author&quot;:[{&quot;family&quot;:&quot;Waldinger&quot;,&quot;given&quot;:&quot;Robert&quot;}],&quot;accessed&quot;:{&quot;date-parts&quot;:[[&quot;2020&quot;,5,30]]}}}],&quot;schema&quot;:&quot;https://github.com/citation-style-language/schema/raw/master/csl-citation.json&quot;} RNDaLUCSo22sY"/><text:span text:style-name="T4">. Благодаря психотерапии</text:span><text:reference-mark-start text:name="ZOTERO_ITEM CSL_CITATION {&quot;citationID&quot;:&quot;vV7vX0XY&quot;,&quot;properties&quot;:{&quot;formattedCitation&quot;:&quot;[22]&quot;,&quot;plainCitation&quot;:&quot;[22]&quot;,&quot;noteIndex&quot;:0},&quot;citationItems&quot;:[{&quot;id&quot;:194,&quot;uris&quot;:[&quot;http://zotero.org/users/6606028/items/757C8LA3&quot;],&quot;uri&quot;:[&quot;http://zotero.org/users/6606028/items/757C8LA3&quot;],&quot;itemData&quot;:{&quot;id&quot;:194,&quot;type&quot;:&quot;webpage&quot;,&quot;container-title&quot;:&quot;Lifespan Integration&quot;,&quot;language&quot;:&quot;en-US&quot;,&quot;note&quot;:&quot;source: lifespanintegration.com&quot;,&quot;title&quot;:&quot;Lifespan Integration&quot;,&quot;URL&quot;:&quot;https://lifespanintegration.com/&quot;,&quot;accessed&quot;:{&quot;date-parts&quot;:[[&quot;2020&quot;,5,30]]}}}],&quot;schema&quot;:&quot;https://github.com/citation-style-language/schema/raw/master/csl-citation.json&quot;} RNDXlA1Oj5iMw"/><text:span text:style-name="T4">[22]</text:span><text:reference-mark-end text:name="ZOTERO_ITEM CSL_CITATION {&quot;citationID&quot;:&quot;vV7vX0XY&quot;,&quot;properties&quot;:{&quot;formattedCitation&quot;:&quot;[22]&quot;,&quot;plainCitation&quot;:&quot;[22]&quot;,&quot;noteIndex&quot;:0},&quot;citationItems&quot;:[{&quot;id&quot;:194,&quot;uris&quot;:[&quot;http://zotero.org/users/6606028/items/757C8LA3&quot;],&quot;uri&quot;:[&quot;http://zotero.org/users/6606028/items/757C8LA3&quot;],&quot;itemData&quot;:{&quot;id&quot;:194,&quot;type&quot;:&quot;webpage&quot;,&quot;container-title&quot;:&quot;Lifespan Integration&quot;,&quot;language&quot;:&quot;en-US&quot;,&quot;note&quot;:&quot;source: lifespanintegration.com&quot;,&quot;title&quot;:&quot;Lifespan Integration&quot;,&quot;URL&quot;:&quot;https://lifespanintegration.com/&quot;,&quot;accessed&quot;:{&quot;date-parts&quot;:[[&quot;2020&quot;,5,30]]}}}],&quot;schema&quot;:&quot;https://github.com/citation-style-language/schema/raw/master/csl-citation.json&quot;} RNDXlA1Oj5iMw"/><text:span text:style-name="T4"> мне гораздо комфортнее ощущать себя среди людей. Однако те связи, которые у меня сейчас есть пока недостаточно глубокие. Также я буду продолжать тренироваться</text:span><text:reference-mark-start text:name="ZOTERO_ITEM CSL_CITATION {&quot;citationID&quot;:&quot;Y28pteCX&quot;,&quot;properties&quot;:{&quot;formattedCitation&quot;:&quot;[23]&quot;,&quot;plainCitation&quot;:&quot;[23]&quot;,&quot;noteIndex&quot;:0},&quot;citationItems&quot;:[{&quot;id&quot;:111,&quot;uris&quot;:[&quot;http://zotero.org/users/6606028/items/F9CKSWH5&quot;],&quot;uri&quot;:[&quot;http://zotero.org/users/6606028/items/F9CKSWH5&quot;],&quot;itemData&quot;:{&quot;id&quot;:111,&quot;type&quot;:&quot;webpage&quot;,&quot;title&quot;:&quot;DAREBEE - Fitness On Your Terms.&quot;,&quot;URL&quot;:&quot;https://darebee.com/&quot;,&quot;accessed&quot;:{&quot;date-parts&quot;:[[&quot;2020&quot;,5,15]]}}}],&quot;schema&quot;:&quot;https://github.com/citation-style-language/schema/raw/master/csl-citation.json&quot;} RNDi6GLPXcBji"/><text:span text:style-name="T4">[23]</text:span><text:reference-mark-end text:name="ZOTERO_ITEM CSL_CITATION {&quot;citationID&quot;:&quot;Y28pteCX&quot;,&quot;properties&quot;:{&quot;formattedCitation&quot;:&quot;[23]&quot;,&quot;plainCitation&quot;:&quot;[23]&quot;,&quot;noteIndex&quot;:0},&quot;citationItems&quot;:[{&quot;id&quot;:111,&quot;uris&quot;:[&quot;http://zotero.org/users/6606028/items/F9CKSWH5&quot;],&quot;uri&quot;:[&quot;http://zotero.org/users/6606028/items/F9CKSWH5&quot;],&quot;itemData&quot;:{&quot;id&quot;:111,&quot;type&quot;:&quot;webpage&quot;,&quot;title&quot;:&quot;DAREBEE - Fitness On Your Terms.&quot;,&quot;URL&quot;:&quot;https://darebee.com/&quot;,&quot;accessed&quot;:{&quot;date-parts&quot;:[[&quot;2020&quot;,5,15]]}}}],&quot;schema&quot;:&quot;https://github.com/citation-style-language/schema/raw/master/csl-citation.json&quot;} RNDi6GLPXcBji"/><text:span text:style-name="T4"> по утрам. Я не затронул сферу медитации – это тоже большая и сложная тема.</text:span></text:p>
      <text:section text:style-name="Sect1" text:name="ZOTERO_BIBL {&quot;uncited&quot;:[],&quot;omitted&quot;:[],&quot;custom&quot;:[]} CSL_BIBLIOGRAPHY RNDVbwDrkUqib">
        <text:p text:style-name="Bibliography_20_1">[1]<text:tab/>A. Demski, ‘The Zettelkasten Method’. https://www.greaterwrong.com/posts/NfdHG6oHBJ8Qxc26s/the-zettelkasten-method-1 (accessed May 30, 2020).</text:p>
        <text:p text:style-name="Bibliography_20_1">[2]<text:tab/>A. Levenchuk, ‘Мышление письмом/моделированием’. https://ailev.livejournal.com/1513051.html (accessed May 15, 2020).</text:p>
        <text:p text:style-name="Bibliography_20_1">[3]<text:tab/>G. Branwen, ‘Spaced Repetition for Efficient Learning’, Mar. 2009, Accessed: May 16, 2020. [Online]. Available: https://www.gwern.net/Spaced-repetition.</text:p>
        <text:p text:style-name="Bibliography_20_1">[4]<text:tab/>‘Встречи LessWrong в Москве’. https://vk.com/lesswrong_moscow (accessed May 30, 2020).</text:p>
        <text:p text:style-name="Bibliography_20_1">[5]<text:tab/>‘Эффективный альтруизм в Кочерге’. https://vk.com/effective_altruism_moscow (accessed May 30, 2020).</text:p>
        <text:p text:style-name="Bibliography_20_1">[6]<text:tab/>‘Learning Optimization - LessWrong 2.0’. https://www.lesswrong.com/posts/v89ELF5rQwge7upzv/learning-optimization (accessed May 30, 2020).</text:p>
        <text:p text:style-name="Bibliography_20_1">[7]<text:tab/>Г. С. Альтшуллер and И. М. Верткин, <text:span text:style-name="T7">Как стать гением: жизненная стратегия творческой личности</text:span>. Minsk: Belarusʹ, 1994.</text:p>
        <text:p text:style-name="Bibliography_20_1">[8]<text:tab/>N. Soares, ‘On caring’, <text:span text:style-name="T7">Minding our way</text:span>, Oct. 04, 2014. http://mindingourway.com/on-caring/ (accessed May 30, 2020).</text:p>
        <text:p text:style-name="Bibliography_20_1">[9]<text:tab/>‘Our new guide to doing good with your career’, <text:span text:style-name="T7">80,000 Hours</text:span>. https://80000hours.org/key-ideas/ (accessed May 30, 2020).</text:p>
        <text:p text:style-name="Bibliography_20_1">[10]<text:tab/>‘Poverty Facts and Stats’. https://www.globalissues.org/article/26/poverty-facts-and-stats (accessed May 30, 2020).</text:p>
        <text:p text:style-name="Bibliography_20_1">[11]<text:tab/>S. Young, <text:span text:style-name="T7">Ultralearning: timeless techniques for mastering hard skills</text:span>. New York City: HarperBusiness, 2019.</text:p>
        <text:p text:style-name="Bibliography_20_1">[12]<text:tab/>N. Soares, ‘On learning difficult things’. http://mindingourway.com/on-learning-difficult-things/ (accessed May 30, 2020).</text:p>
        <text:p text:style-name="Bibliography_20_1">[13]<text:tab/>M. B. Rosenberg, <text:span text:style-name="T7">Nonviolent communication: a language of life</text:span>, 3rd edition. Encinitas, CA: PuddleDancer Press, 2015.</text:p>
        <text:p text:style-name="Bibliography_20_1">[14]<text:tab/>G. Branwen, ‘Education is not about Learning’, Jul. 2009, Accessed: May 30, 2020. [Online]. Available: https://www.gwern.net/education-is-not-about-learning.</text:p>
        <text:p text:style-name="Bibliography_20_1"><text:soft-page-break/>[15]<text:tab/>‘The FLI Book Guide - Future of Life Institute’. https://futureoflife.org/book-guide/ (accessed May 30, 2020).</text:p>
        <text:p text:style-name="Bibliography_20_1">[16]<text:tab/>‘The Artificial Intelligence Revolution: Part 1’, <text:span text:style-name="T7">Wait But Why</text:span>, Jan. 22, 2015. https://waitbutwhy.com/2015/01/artificial-intelligence-revolution-1.html (accessed May 30, 2020).</text:p>
        <text:p text:style-name="Bibliography_20_1">[17]<text:tab/>‘The Artificial Intelligence Revolution: Part 2’, <text:span text:style-name="T7">Wait But Why</text:span>, Jan. 27, 2015. https://waitbutwhy.com/2015/01/artificial-intelligence-revolution-2.html (accessed May 30, 2020).</text:p>
        <text:p text:style-name="Bibliography_20_1">[18]<text:tab/>E. Yudkowsky, ‘Artificial Intelligence as a Positive and Negative Factor in Global Risk’, p. 46.</text:p>
        <text:p text:style-name="Bibliography_20_1">[19]<text:tab/>N. Soares, ‘MIRI Research Guide’, <text:span text:style-name="T7">Machine Intelligence Research Institute</text:span>. https://intelligence.org/research-guide/ (accessed May 14, 2020).</text:p>
        <text:p text:style-name="Bibliography_20_1">[20]<text:tab/>alkjash, ‘Babble and Prune - LessWrong 2.0’. https://www.lesswrong.com/s/pC6DYFLPMTCbEwH8W (accessed May 15, 2020).</text:p>
        <text:p text:style-name="Bibliography_20_1">[21]<text:tab/>R. Waldinger, ‘What makes a good life? Lessons from the longest study on happiness’. https://www.youtube.com/watch?v=8KkKuTCFvzI&amp;feature=youtu.be (accessed May 30, 2020).</text:p>
        <text:p text:style-name="Bibliography_20_1">[22]<text:tab/>‘Lifespan Integration’, <text:span text:style-name="T7">Lifespan Integration</text:span>. https://lifespanintegration.com/ (accessed May 30, 2020).</text:p>
        <text:p text:style-name="Bibliography_20_1">[23]<text:tab/>‘DAREBEE - Fitness On Your Terms.’ https://darebee.com/ (accessed May 15, 2020).</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21:22:28.606981746</meta:creation-date>
    <dc:date>2020-05-30T16:09:01.077637502</dc:date>
    <meta:editing-duration>PT29M52S</meta:editing-duration>
    <meta:editing-cycles>5</meta:editing-cycles>
    <meta:generator>LibreOffice/6.0.7.3$Linux_X86_64 LibreOffice_project/00m0$Build-3</meta:generator>
    <meta:document-statistic meta:table-count="0" meta:image-count="0" meta:object-count="0" meta:page-count="3" meta:paragraph-count="33" meta:word-count="1169" meta:character-count="8777" meta:non-whitespace-character-count="7633"/>
    <meta:user-defined meta:name="ZOTERO_PREF_1">&lt;data data-version="3" zotero-version="5.0.87"&gt;&lt;session id="v82pOtNS"/&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